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"/>
  </office:font-face-decls>
  <office:automatic-styles>
    <style:style style:name="P1" style:family="paragraph" style:parent-style-name="Footer">
      <style:text-properties officeooo:rsid="001e6243" officeooo:paragraph-rsid="001e6243"/>
    </style:style>
    <style:style style:name="P2" style:family="paragraph" style:parent-style-name="Standard">
      <style:text-properties fo:font-weight="bold" officeooo:rsid="002b5f97" officeooo:paragraph-rsid="002b5f97" style:font-weight-asian="bold" style:font-weight-complex="bold"/>
    </style:style>
    <style:style style:name="P3" style:family="paragraph" style:parent-style-name="Heading">
      <style:paragraph-properties fo:text-align="center" style:justify-single-word="false"/>
      <style:text-properties fo:font-weight="bold" officeooo:rsid="002028d3" officeooo:paragraph-rsid="002028d3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2028d3" officeooo:paragraph-rsid="002028d3" style:font-weight-asian="bold" style:font-weight-complex="bold"/>
    </style:style>
    <style:style style:name="P5" style:family="paragraph" style:parent-style-name="Standard">
      <style:text-properties fo:font-weight="bold" officeooo:rsid="002808cf" officeooo:paragraph-rsid="002808cf" style:font-weight-asian="bold" style:font-weight-complex="bold"/>
    </style:style>
    <style:style style:name="P6" style:family="paragraph" style:parent-style-name="Standard">
      <style:text-properties fo:font-weight="bold" officeooo:rsid="002808cf" officeooo:paragraph-rsid="002f24d5" style:font-weight-asian="bold" style:font-weight-complex="bold"/>
    </style:style>
    <style:style style:name="P7" style:family="paragraph" style:parent-style-name="Standard">
      <style:text-properties fo:font-weight="bold" officeooo:rsid="0028ca70" officeooo:paragraph-rsid="0028ca70" style:font-weight-asian="bold" style:font-weight-complex="bold"/>
    </style:style>
    <style:style style:name="P8" style:family="paragraph" style:parent-style-name="Standard">
      <style:text-properties fo:font-weight="bold" officeooo:rsid="002a7d90" officeooo:paragraph-rsid="002a7d90" style:font-weight-asian="bold" style:font-weight-complex="bold"/>
    </style:style>
    <style:style style:name="P9" style:family="paragraph" style:parent-style-name="Standard">
      <style:text-properties officeooo:rsid="000c5321" officeooo:paragraph-rsid="000c5321"/>
    </style:style>
    <style:style style:name="P10" style:family="paragraph" style:parent-style-name="Standard">
      <style:text-properties officeooo:rsid="000c5321" officeooo:paragraph-rsid="0026d87f"/>
    </style:style>
    <style:style style:name="P11" style:family="paragraph" style:parent-style-name="Standard">
      <style:text-properties fo:font-weight="normal" officeooo:rsid="002b5f97" officeooo:paragraph-rsid="002b5f97" style:font-weight-asian="normal" style:font-weight-complex="normal"/>
    </style:style>
    <style:style style:name="P12" style:family="paragraph" style:parent-style-name="Title">
      <style:text-properties officeooo:rsid="0026b545" officeooo:paragraph-rsid="0026b545"/>
    </style:style>
    <style:style style:name="P13" style:family="paragraph" style:parent-style-name="Standard">
      <style:text-properties officeooo:rsid="002b5f97" officeooo:paragraph-rsid="002b5f97"/>
    </style:style>
    <style:style style:name="P14" style:family="paragraph" style:parent-style-name="Text_20_body">
      <style:paragraph-properties fo:text-align="center" style:justify-single-word="false"/>
      <style:text-properties officeooo:rsid="002b5f97" officeooo:paragraph-rsid="002b5f97"/>
    </style:style>
    <style:style style:name="P15" style:family="paragraph" style:parent-style-name="Standard">
      <style:text-properties officeooo:rsid="002b5f97" officeooo:paragraph-rsid="0026d87f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Heading">
      <style:paragraph-properties fo:text-align="center" style:justify-single-word="false"/>
      <style:text-properties officeooo:paragraph-rsid="002028d3"/>
    </style:style>
    <style:style style:name="P19" style:family="paragraph" style:parent-style-name="Text_20_body">
      <style:text-properties officeooo:rsid="00232a0a" officeooo:paragraph-rsid="00232a0a"/>
    </style:style>
    <style:style style:name="P20" style:family="paragraph" style:parent-style-name="Text_20_body">
      <style:text-properties officeooo:rsid="00241b07" officeooo:paragraph-rsid="00241b07"/>
    </style:style>
    <style:style style:name="P21" style:family="paragraph" style:parent-style-name="Text_20_body">
      <style:text-properties officeooo:rsid="002028d3" officeooo:paragraph-rsid="002028d3"/>
    </style:style>
    <style:style style:name="P22" style:family="paragraph" style:parent-style-name="Subtitle">
      <style:text-properties officeooo:rsid="002028d3" officeooo:paragraph-rsid="002028d3"/>
    </style:style>
    <style:style style:name="P23" style:family="paragraph" style:parent-style-name="Subtitle">
      <style:text-properties officeooo:paragraph-rsid="002028d3"/>
    </style:style>
    <style:style style:name="P24" style:family="paragraph" style:parent-style-name="Standard">
      <style:text-properties officeooo:rsid="002808cf" officeooo:paragraph-rsid="002808cf"/>
    </style:style>
    <style:style style:name="P25" style:family="paragraph" style:parent-style-name="Standard">
      <style:text-properties officeooo:rsid="0028f5e5" officeooo:paragraph-rsid="0028f5e5"/>
    </style:style>
    <style:style style:name="P26" style:family="paragraph" style:parent-style-name="Standard">
      <style:text-properties officeooo:rsid="002a7d90" officeooo:paragraph-rsid="002a7d90"/>
    </style:style>
    <style:style style:name="P27" style:family="paragraph" style:parent-style-name="Standard">
      <style:text-properties officeooo:rsid="000cb021" officeooo:paragraph-rsid="0028ca70"/>
    </style:style>
    <style:style style:name="P28" style:family="paragraph" style:parent-style-name="Standard">
      <style:text-properties officeooo:rsid="000cb021" officeooo:paragraph-rsid="000c5321"/>
    </style:style>
    <style:style style:name="P29" style:family="paragraph" style:parent-style-name="Standard">
      <style:text-properties officeooo:rsid="0028ca70" officeooo:paragraph-rsid="0028ca70"/>
    </style:style>
    <style:style style:name="P30" style:family="paragraph" style:parent-style-name="Standard">
      <style:text-properties officeooo:rsid="003e0204" officeooo:paragraph-rsid="003e0204"/>
    </style:style>
    <style:style style:name="P31" style:family="paragraph" style:parent-style-name="Heading_20_1" style:list-style-name=""/>
    <style:style style:name="P32" style:family="paragraph" style:parent-style-name="Heading_20_1" style:list-style-name="">
      <style:text-properties officeooo:rsid="00232a0a" officeooo:paragraph-rsid="00232a0a"/>
    </style:style>
    <style:style style:name="P33" style:family="paragraph" style:parent-style-name="Heading_20_1">
      <style:paragraph-properties fo:break-before="page"/>
      <style:text-properties officeooo:rsid="00232a0a" officeooo:paragraph-rsid="00232a0a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break-before="page"/>
      <style:text-properties officeooo:rsid="002808cf" officeooo:paragraph-rsid="002808cf"/>
    </style:style>
    <style:style style:name="P36" style:family="paragraph" style:parent-style-name="Heading_20_1">
      <style:paragraph-properties fo:break-before="page"/>
      <style:text-properties officeooo:rsid="0028f5e5"/>
    </style:style>
    <style:style style:name="P37" style:family="paragraph" style:parent-style-name="Standard" style:list-style-name="L1">
      <style:text-properties officeooo:rsid="000c5321" officeooo:paragraph-rsid="003206f4"/>
    </style:style>
    <style:style style:name="P38" style:family="paragraph" style:parent-style-name="Standard" style:list-style-name="L1">
      <style:text-properties officeooo:rsid="000c5321" officeooo:paragraph-rsid="000c5321"/>
    </style:style>
    <style:style style:name="P39" style:family="paragraph" style:parent-style-name="Standard" style:list-style-name="L1">
      <style:text-properties officeooo:rsid="000c5321" officeooo:paragraph-rsid="0026b545"/>
    </style:style>
    <style:style style:name="P40" style:family="paragraph" style:parent-style-name="Standard" style:list-style-name="L1">
      <style:text-properties fo:font-weight="bold" officeooo:rsid="000c5321" officeooo:paragraph-rsid="000c5321" style:font-weight-asian="bold" style:font-weight-complex="bold"/>
    </style:style>
    <style:style style:name="P41" style:family="paragraph" style:parent-style-name="Standard" style:list-style-name="L1">
      <style:text-properties fo:font-weight="bold" officeooo:rsid="000c5321" officeooo:paragraph-rsid="0026d87f" style:font-weight-asian="bold" style:font-weight-complex="bold"/>
    </style:style>
    <style:style style:name="P42" style:family="paragraph" style:parent-style-name="Standard" style:list-style-name="L3">
      <style:text-properties fo:font-weight="bold" officeooo:rsid="000c5321" officeooo:paragraph-rsid="0022cdbe" style:font-weight-asian="bold" style:font-weight-complex="bold"/>
    </style:style>
    <style:style style:name="P43" style:family="paragraph" style:parent-style-name="Standard" style:list-style-name="L1">
      <style:text-properties fo:font-weight="bold" officeooo:rsid="002808cf" officeooo:paragraph-rsid="0026d87f" style:font-weight-asian="bold" style:font-weight-complex="bold"/>
    </style:style>
    <style:style style:name="P44" style:family="paragraph" style:parent-style-name="Standard" style:list-style-name="L1">
      <style:text-properties fo:font-weight="bold" officeooo:rsid="002808cf" officeooo:paragraph-rsid="002808cf" style:font-weight-asian="bold" style:font-weight-complex="bold"/>
    </style:style>
    <style:style style:name="P45" style:family="paragraph" style:parent-style-name="Standard" style:list-style-name="L1">
      <style:text-properties fo:font-weight="bold" officeooo:rsid="002808cf" officeooo:paragraph-rsid="002f24d5" style:font-weight-asian="bold" style:font-weight-complex="bold"/>
    </style:style>
    <style:style style:name="P46" style:family="paragraph" style:parent-style-name="Standard">
      <style:text-properties fo:font-weight="bold" officeooo:rsid="002808cf" officeooo:paragraph-rsid="002f24d5" style:font-weight-asian="bold" style:font-weight-complex="bold"/>
    </style:style>
    <style:style style:name="P47" style:family="paragraph" style:parent-style-name="Standard" style:list-style-name="L3">
      <style:text-properties fo:font-weight="bold" officeooo:rsid="000cb021" officeooo:paragraph-rsid="000cb021" style:font-weight-asian="bold" style:font-weight-complex="bold"/>
    </style:style>
    <style:style style:name="P48" style:family="paragraph" style:parent-style-name="Standard" style:list-style-name="L5">
      <style:text-properties fo:font-weight="bold" officeooo:rsid="000cb021" officeooo:paragraph-rsid="000cb021" style:font-weight-asian="bold" style:font-weight-complex="bold"/>
    </style:style>
    <style:style style:name="P49" style:family="paragraph" style:parent-style-name="Standard" style:list-style-name="L3">
      <style:text-properties fo:font-weight="bold" officeooo:rsid="0028ca70" officeooo:paragraph-rsid="0028ca70" style:font-weight-asian="bold" style:font-weight-complex="bold"/>
    </style:style>
    <style:style style:name="P50" style:family="paragraph" style:parent-style-name="Standard" style:list-style-name="L3">
      <style:text-properties fo:font-weight="bold" officeooo:rsid="0028f5e5" officeooo:paragraph-rsid="0028f5e5" style:font-weight-asian="bold" style:font-weight-complex="bold"/>
    </style:style>
    <style:style style:name="P51" style:family="paragraph" style:parent-style-name="Standard" style:list-style-name="L5">
      <style:text-properties fo:font-weight="bold" officeooo:rsid="0028f5e5" officeooo:paragraph-rsid="0028f5e5" style:font-weight-asian="bold" style:font-weight-complex="bold"/>
    </style:style>
    <style:style style:name="P52" style:family="paragraph" style:parent-style-name="Standard" style:list-style-name="L5">
      <style:text-properties fo:font-weight="bold" officeooo:rsid="002a7d90" officeooo:paragraph-rsid="002a7d90" style:font-weight-asian="bold" style:font-weight-complex="bold"/>
    </style:style>
    <style:style style:name="P53" style:family="paragraph" style:parent-style-name="Standard" style:list-style-name="L1">
      <style:text-properties officeooo:rsid="0026b545" officeooo:paragraph-rsid="0026b545"/>
    </style:style>
    <style:style style:name="P54" style:family="paragraph" style:parent-style-name="Standard" style:list-style-name="L1">
      <style:text-properties officeooo:rsid="002808cf" officeooo:paragraph-rsid="002808cf"/>
    </style:style>
    <style:style style:name="P55" style:family="paragraph" style:parent-style-name="Standard" style:list-style-name="L1">
      <style:text-properties officeooo:rsid="002808cf" officeooo:paragraph-rsid="003f4a76"/>
    </style:style>
    <style:style style:name="P56" style:family="paragraph" style:parent-style-name="Standard">
      <style:text-properties officeooo:rsid="002808cf" officeooo:paragraph-rsid="002808cf"/>
    </style:style>
    <style:style style:name="P57" style:family="paragraph" style:parent-style-name="Standard" style:list-style-name="L3">
      <style:text-properties officeooo:rsid="0028ca70" officeooo:paragraph-rsid="0028ca70"/>
    </style:style>
    <style:style style:name="P58" style:family="paragraph" style:parent-style-name="Standard" style:list-style-name="L3">
      <style:text-properties officeooo:rsid="0028ca70" officeooo:paragraph-rsid="0046799d"/>
    </style:style>
    <style:style style:name="P59" style:family="paragraph" style:parent-style-name="Standard">
      <style:text-properties officeooo:rsid="0028ca70" officeooo:paragraph-rsid="0046799d"/>
    </style:style>
    <style:style style:name="P60" style:family="paragraph" style:parent-style-name="Standard" style:list-style-name="L5">
      <style:text-properties officeooo:rsid="000cb021" officeooo:paragraph-rsid="000cb021"/>
    </style:style>
    <style:style style:name="P61" style:family="paragraph" style:parent-style-name="Standard" style:list-style-name="L5">
      <style:text-properties officeooo:rsid="0028f5e5" officeooo:paragraph-rsid="0028f5e5"/>
    </style:style>
    <style:style style:name="P62" style:family="paragraph" style:parent-style-name="Standard" style:list-style-name="L1">
      <style:text-properties officeooo:rsid="003f4a76" officeooo:paragraph-rsid="003f4a76"/>
    </style:style>
    <style:style style:name="P63" style:family="paragraph" style:parent-style-name="Standard">
      <style:text-properties officeooo:rsid="003fdde6" officeooo:paragraph-rsid="003fdde6"/>
    </style:style>
    <style:style style:name="P64" style:family="paragraph" style:parent-style-name="Standard" style:list-style-name="L2">
      <style:text-properties fo:color="#008000" loext:opacity="100%" fo:font-weight="normal" officeooo:rsid="002808cf" officeooo:paragraph-rsid="002f24d5" style:font-weight-asian="normal" style:font-weight-complex="normal"/>
    </style:style>
    <style:style style:name="P65" style:family="paragraph" style:parent-style-name="Standard">
      <style:text-properties officeooo:rsid="00418867" officeooo:paragraph-rsid="00418867"/>
    </style:style>
    <style:style style:name="P66" style:family="paragraph" style:parent-style-name="Standard" style:list-style-name="L6">
      <style:text-properties fo:color="#ff0000" loext:opacity="100%" fo:font-weight="normal" officeooo:rsid="0028f5e5" officeooo:paragraph-rsid="0028f5e5" style:font-weight-asian="normal" style:font-weight-complex="normal"/>
    </style:style>
    <style:style style:name="P67" style:family="paragraph" style:parent-style-name="Standard" style:list-style-name="L4">
      <style:text-properties fo:color="#ff0000" loext:opacity="100%" fo:font-weight="normal" officeooo:rsid="0028ca70" officeooo:paragraph-rsid="0028ca70" style:font-weight-asian="normal" style:font-weight-complex="normal"/>
    </style:style>
    <style:style style:name="P68" style:family="paragraph" style:parent-style-name="Standard" style:list-style-name="L7">
      <style:text-properties fo:color="#ff0000" loext:opacity="100%" fo:font-weight="normal" officeooo:rsid="002a7d90" officeooo:paragraph-rsid="002a7d90" style:font-weight-asian="normal" style:font-weight-complex="normal"/>
    </style:style>
    <style:style style:name="P69" style:family="paragraph" style:parent-style-name="Standard">
      <style:text-properties officeooo:rsid="00448366" officeooo:paragraph-rsid="00448366"/>
    </style:style>
    <style:style style:name="P70" style:family="paragraph" style:parent-style-name="Standard">
      <style:text-properties officeooo:rsid="00477c13" officeooo:paragraph-rsid="00477c13"/>
    </style:style>
    <style:style style:name="P71" style:family="paragraph" style:parent-style-name="Standard">
      <style:text-properties officeooo:rsid="0049062b" officeooo:paragraph-rsid="0049062b"/>
    </style:style>
    <style:style style:name="P72" style:family="paragraph" style:parent-style-name="Standard" style:list-style-name="L7">
      <style:text-properties fo:font-weight="normal" officeooo:rsid="002a7d90" officeooo:paragraph-rsid="002a7d90" style:font-weight-asian="normal" style:font-weight-complex="normal"/>
    </style:style>
    <style:style style:name="P73" style:family="paragraph" style:parent-style-name="Standard" style:list-style-name="L6">
      <style:text-properties fo:font-weight="normal" officeooo:rsid="0028f5e5" officeooo:paragraph-rsid="0028f5e5" style:font-weight-asian="normal" style:font-weight-complex="normal"/>
    </style:style>
    <style:style style:name="P74" style:family="paragraph" style:parent-style-name="Standard" style:list-style-name="L4">
      <style:text-properties fo:font-weight="normal" officeooo:rsid="0028ca70" officeooo:paragraph-rsid="0028ca70" style:font-weight-asian="normal" style:font-weight-complex="normal"/>
    </style:style>
    <style:style style:name="P75" style:family="paragraph" style:parent-style-name="Standard" style:list-style-name="L2">
      <style:text-properties fo:font-weight="normal" officeooo:rsid="002808cf" officeooo:paragraph-rsid="002f24d5" style:font-weight-asian="normal" style:font-weight-complex="normal"/>
    </style:style>
    <style:style style:name="P76" style:family="paragraph" style:parent-style-name="Standard" style:list-style-name="L2">
      <style:text-properties fo:font-weight="normal" officeooo:rsid="002808cf" officeooo:paragraph-rsid="002808cf" style:font-weight-asian="normal" style:font-weight-complex="normal"/>
    </style:style>
    <style:style style:name="P77" style:family="paragraph" style:parent-style-name="Standard">
      <style:text-properties officeooo:rsid="004b6bd4" officeooo:paragraph-rsid="004b6bd4"/>
    </style:style>
    <style:style style:name="P78" style:family="paragraph" style:parent-style-name="Standard">
      <style:text-properties officeooo:rsid="004bfd33" officeooo:paragraph-rsid="004bfd3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028d3"/>
    </style:style>
    <style:style style:name="T3" style:family="text">
      <style:text-properties officeooo:rsid="00232a0a"/>
    </style:style>
    <style:style style:name="T4" style:family="text">
      <style:text-properties officeooo:rsid="0026b545"/>
    </style:style>
    <style:style style:name="T5" style:family="text">
      <style:text-properties officeooo:rsid="0026d87f"/>
    </style:style>
    <style:style style:name="T6" style:family="text">
      <style:text-properties officeooo:rsid="002808cf"/>
    </style:style>
    <style:style style:name="T7" style:family="text">
      <style:text-properties officeooo:rsid="0028ca70"/>
    </style:style>
    <style:style style:name="T8" style:family="text">
      <style:text-properties officeooo:rsid="0028f5e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6b545" style:font-weight-asian="bold" style:font-weight-complex="bold"/>
    </style:style>
    <style:style style:name="T11" style:family="text">
      <style:text-properties fo:color="#008000" loext:opacity="100%"/>
    </style:style>
    <style:style style:name="T12" style:family="text">
      <style:text-properties fo:color="#008000" loext:opacity="100%" fo:font-weight="bold" style:font-weight-asian="bold" style:font-weight-complex="bold"/>
    </style:style>
    <style:style style:name="T13" style:family="text">
      <style:text-properties officeooo:rsid="00456df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CSS</text:p>
      <text:p text:style-name="P23"/>
      <text:p text:style-name="P23">Cuestionario con soluciones <text:span text:style-name="T2">para módulo </text:span></text:p>
      <text:p text:style-name="P22">Linguaxes de marcas e sistemas de xestión da información</text:p>
      <text:p text:style-name="P21"/>
      <text:p text:style-name="P14">Parte I</text:p>
      <text:p text:style-name="P3"/>
      <text:p text:style-name="P3">CIFP RODOLFO UCHA</text:p>
      <text:p text:style-name="P4"/>
      <text:p text:style-name="P18">Este obra está bajo una licencia de </text:p>
      <text:p text:style-name="P18">Creative Commons Reconocimiento 4.0 Internacional</text:p>
      <text:p text:style-name="Title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7">Índice</text:p>
          </text:index-title>
          <text:p text:style-name="P16"><text:a xlink:type="simple" xlink:href="#__RefHeading___Toc9640_2749633800" text:style-name="Index_20_Link" text:visited-style-name="Index_20_Link">CONTEXTO<text:tab/>3</text:a></text:p>
          <text:p text:style-name="P16"><text:a xlink:type="simple" xlink:href="#__RefHeading___Toc9642_2749633800" text:style-name="Index_20_Link" text:visited-style-name="Index_20_Link">INTRODUCCIÓN<text:tab/>4</text:a></text:p>
          <text:p text:style-name="P16"><text:a xlink:type="simple" xlink:href="#__RefHeading___Toc9644_2749633800" text:style-name="Index_20_Link" text:visited-style-name="Index_20_Link">SELECTORES<text:tab/>6</text:a></text:p>
          <text:p text:style-name="P16"><text:a xlink:type="simple" xlink:href="#__RefHeading___Toc9646_2749633800" text:style-name="Index_20_Link" text:visited-style-name="Index_20_Link">UNIDADES DE MEDIDA<text:tab/>8</text:a></text:p>
          <text:p text:style-name="P16"><text:a xlink:type="simple" xlink:href="#__RefHeading___Toc1864_1913751080" text:style-name="Index_20_Link" text:visited-style-name="Index_20_Link">EJERCICIOS PRÁCTICOS<text:tab/>10</text:a></text:p>
        </text:index-body>
      </text:table-of-content>
      <text:h text:style-name="P32" text:outline-level="1"/>
      <text:h text:style-name="P33" text:outline-level="1"><text:bookmark-start text:name="__RefHeading___Toc9640_2749633800"/>CONTEXTO<text:bookmark-end text:name="__RefHeading___Toc9640_2749633800"/></text:h>
      <text:p text:style-name="P19">Estas preguntas se han extraído del contenido del curso online:</text:p>
      <text:p text:style-name="P19"><text:a xlink:type="simple" xlink:href="https://uniwebsidad.com/libros/css" text:style-name="Internet_20_link" text:visited-style-name="Visited_20_Internet_20_Link">https://uniwebsidad.com/libros/css</text:a> <text:s/></text:p>
      <text:p text:style-name="P20">Para la casi totalidad de las preguntas se pueden extraer la respuesta de lo allí indicado. </text:p>
      <text:h text:style-name="P31" text:outline-level="1"/>
      <text:h text:style-name="P34" text:outline-level="1"><text:bookmark-start text:name="__RefHeading___Toc9642_2749633800"/>I<text:span text:style-name="T3">NTRODUCCIÓN</text:span><text:bookmark-end text:name="__RefHeading___Toc9642_2749633800"/></text:h>
      <text:list xml:id="list4231399833" text:style-name="L1">
        <text:list-item>
          <text:p text:style-name="P37"><text:span text:style-name="T10">¿Quién y cuándo</text:span><text:span text:style-name="T9"> decidió apostar por el desarrollo y estandarización de CSS y lo añadió a su grupo de trabajo de HTML? </text:span><text:span text:style-name="T10">¿Cuando se publicó la primera recomendación oficial?</text:span></text:p>
        </text:list-item>
      </text:list>
      <text:p text:style-name="Text_20_body">La propuesta CHSS fue realizada por Håkon Wium Lie y SSP fue propuesto por Bert Bos. Entre finales de 1994 y 1995 Lie y Bos se unieron para definir un nuevo lenguaje que tomaba lo mejor de cada propuesta y lo llamaron CSS (Cascading Style Sheets).</text:p>
      <text:p text:style-name="Text_20_body">En 1995, el W3C decidió apostar por el desarrollo y estandarización de CSS y lo añadió a su grupo de trabajo de HTML. A finales de 1996, el W3C publicó la primera recomendación oficial, conocida como "CSS nivel 1".</text:p>
      <text:list xml:id="list134718355812504" text:continue-numbering="true" text:style-name="L1">
        <text:list-header>
          <text:p text:style-name="P38"/>
        </text:list-header>
        <text:list-item>
          <text:p text:style-name="P40">¿<text:span text:style-name="T4">Cúal es la última recomendación de CSS</text:span>?</text:p>
          <text:p text:style-name="P53">A) CSS nivel 1<text:tab/>B) CSS nivel 2<text:tab/><text:span text:style-name="T12">C) CSS nivel 3</text:span><text:tab/>D) CSS nivel 5</text:p>
          <text:p text:style-name="P39"/>
        </text:list-item>
        <text:list-item>
          <text:p text:style-name="P41">¿<text:span text:style-name="T5">Cómo se denomina la parte del navegador que se encarga de interpretar el código HTML y CSS para mostrar las páginas?</text:span></text:p>
        </text:list-item>
      </text:list>
      <text:p text:style-name="P10">La parte del navegador que se encarga de interpretar el código HTML y CSS para mostrar las páginas se denomina motor.</text:p>
      <text:p text:style-name="P9"/>
      <text:list xml:id="list134717472470536" text:continue-numbering="true" text:style-name="L1">
        <text:list-item>
          <text:p text:style-name="P40">CSS permite separar los contenidos de la página y la información sobre su aspecto. <text:span text:style-name="T5">¿Verdadero o falso?</text:span></text:p>
        </text:list-item>
      </text:list>
      <text:p text:style-name="P30">Verdadero.</text:p>
      <text:p text:style-name="P9"/>
      <text:list xml:id="list134717848334129" text:continue-numbering="true" text:style-name="L1">
        <text:list-item>
          <text:p text:style-name="P40">¿Cuál <text:span text:style-name="T5">no </text:span>es <text:span text:style-name="T5">una posibilidad para incluir CSS en un documento XHTML</text:span>?</text:p>
        </text:list-item>
      </text:list>
      <text:p text:style-name="P15">El último método para incluir estilos CSS en documentos HTML es el peor y el menos utilizado, ya que tiene los mismos problemas que la utilización de las etiquetas &lt;font&gt;.</text:p>
      <text:p text:style-name="P9"/>
      <text:list xml:id="list134717225020585" text:continue-numbering="true" text:style-name="L1">
        <text:list-item>
          <text:p text:style-name="P43">En el ejemplo:</text:p>
          <text:p text:style-name="P54">h2 { color : red; }</text:p>
          <text:p text:style-name="P54"/>
          <text:p text:style-name="P44">¿Cuál es el selector?</text:p>
          <text:p text:style-name="P62">h2</text:p>
          <text:p text:style-name="P54"/>
          <text:p text:style-name="P44">¿Cuál es la propiedad?</text:p>
          <text:p text:style-name="P62">color</text:p>
          <text:p text:style-name="P54"/>
          <text:p text:style-name="P44">¿Cuál es el valor?</text:p>
          <text:p text:style-name="P62">red</text:p>
          <text:p text:style-name="P54"/>
          <text:p text:style-name="P44">¿Cuál es la declaración?</text:p>
          <text:p text:style-name="P62">color: red</text:p>
          <text:p text:style-name="P54"/>
          <text:p text:style-name="P44">¿Cuál es la regla?</text:p>
          <text:p text:style-name="P55">h2 { color : red; }</text:p>
          <text:p text:style-name="P54"/>
        </text:list-item>
        <text:list-item>
          <text:p text:style-name="P44"><text:soft-page-break/>El estándar CSS 2.1 define 115 propiedades, cada una con su propia lista de valores permitidos. Por su parte, con los últimos borradores del estándar CSS 3 ya hay al menos 239 propiedades. ¿Verdadero o falso?</text:p>
        </text:list-item>
      </text:list>
      <text:p text:style-name="P63">Verdadero.</text:p>
      <text:p text:style-name="P24"/>
      <text:list xml:id="list134717221159179" text:continue-numbering="true" text:style-name="L1">
        <text:list-item>
          <text:p text:style-name="P44">CSS define algunas propiedades específicamente para determinados medios, como por ejemplo la paginación y los saltos de página para los medios impresos o el volumen y tipo de voz para los medios de audio. Cita al menos tres nombres de medios.</text:p>
        </text:list-item>
      </text:list>
      <text:p text:style-name="P63">Pantalla, impresora y móvil.</text:p>
      <text:p text:style-name="P24"/>
      <text:list xml:id="list134718319076469" text:continue-numbering="true" text:style-name="L1">
        <text:list-item>
          <text:p text:style-name="P44">¿Qué reglas son un tipo especial de regla CSS que permiten indicar de forma directa el medio o medios en los que se aplicarán los estilos incluidos en la regla.</text:p>
        </text:list-item>
      </text:list>
      <text:p text:style-name="P24">Las reglas @media.</text:p>
      <text:p text:style-name="P24"/>
      <text:list xml:id="list134718070606820" text:continue-numbering="true" text:style-name="L1">
        <text:list-item>
          <text:p text:style-name="P45">Indica cual de las siguientes afirmaciones sobre comentarios es falsa:</text:p>
        </text:list-item>
      </text:list>
      <text:list xml:id="list1625991512" text:style-name="L2">
        <text:list-item>
          <text:p text:style-name="P75">El comienzo de un comentario se indica mediante los caracteres /* y el final del comentario se indica mediante */.</text:p>
        </text:list-item>
      </text:list>
      <text:p text:style-name="P6"/>
      <text:list xml:id="list134717994811212" text:continue-numbering="true" text:style-name="L2">
        <text:list-item>
          <text:p text:style-name="P76">Los comentarios pueden ocupar tantas líneas como sea necesario, pero no se puede incluir un comentario dentro de otro comentario.</text:p>
        </text:list-item>
      </text:list>
      <text:p text:style-name="P5"/>
      <text:list xml:id="list134718015112484" text:continue-numbering="true" text:style-name="L2">
        <text:list-item>
          <text:p text:style-name="P75">Aunque los navegadores ignoran los comentarios, su contenido se envía junto con el resto de estilos, por lo que no se debe incluir en ellos ninguna información sensible o confidencial.</text:p>
        </text:list-item>
      </text:list>
      <text:p text:style-name="P6"/>
      <text:list xml:id="list134717890820284" text:continue-numbering="true" text:style-name="L2">
        <text:list-item>
          <text:p text:style-name="P64">La sintaxis de los comentarios CSS es igual a la de los comentarios HTML.</text:p>
        </text:list-item>
      </text:list>
      <text:p text:style-name="P6"/>
      <text:p text:style-name="P24"/>
      <text:p text:style-name="P24"><text:s/></text:p>
      <text:h text:style-name="P35" text:outline-level="1"><text:bookmark-start text:name="__RefHeading___Toc9644_2749633800"/>SELECTORES<text:bookmark-end text:name="__RefHeading___Toc9644_2749633800"/></text:h>
      <text:list xml:id="list3639367974" text:style-name="L3">
        <text:list-item>
          <text:p text:style-name="P42">La declaración indica "qué hay que hacer" y el selector indica "a quién hay que hacérselo". <text:span text:style-name="T6">¿Verdadero o falso?</text:span></text:p>
        </text:list-item>
      </text:list>
      <text:p text:style-name="P65">Verdadero.</text:p>
      <text:p text:style-name="P28"/>
      <text:list xml:id="list134716944585086" text:continue-numbering="true" text:style-name="L3">
        <text:list-item>
          <text:p text:style-name="P47">A un mismo elemento HTML se le pueden aplicar varias reglas CSS y cada regla CSS puede aplicarse a un número ilimitado de elementos. <text:span text:style-name="T7">¿Verdadero o falso?</text:span></text:p>
        </text:list-item>
      </text:list>
      <text:p text:style-name="P29">Verdadero.</text:p>
      <text:p text:style-name="P29"/>
      <text:list xml:id="list134716788915684" text:continue-numbering="true" text:style-name="L3">
        <text:list-item>
          <text:p text:style-name="P49">¿Cuál de las siguientes es falsa sobre el selector universal?</text:p>
        </text:list-item>
      </text:list>
      <text:list xml:id="list1055005349" text:style-name="L4">
        <text:list-item>
          <text:p text:style-name="P74">Se utiliza para seleccionar todos los elementos de la página.</text:p>
        </text:list-item>
      </text:list>
      <text:p text:style-name="P7"/>
      <text:list xml:id="list134716829929737" text:continue-numbering="true" text:style-name="L4">
        <text:list-item>
          <text:p text:style-name="P67">El selector universal se indica mediante una almohadilla (#).</text:p>
        </text:list-item>
      </text:list>
      <text:p text:style-name="P7"/>
      <text:list xml:id="list134717026619218" text:continue-numbering="true" text:style-name="L4">
        <text:list-item>
          <text:p text:style-name="P74">A pesar de su sencillez, no se utiliza habitualmente, ya que es difícil que un mismo estilo se pueda aplicar a todos los elementos de una página.</text:p>
        </text:list-item>
      </text:list>
      <text:p text:style-name="P7"/>
      <text:list xml:id="list134717586281065" text:continue-numbering="true" text:style-name="L4">
        <text:list-item>
          <text:p text:style-name="P74">No obstante, sí que se suele combinar con otros selectores.</text:p>
        </text:list-item>
      </text:list>
      <text:list xml:id="list134718602684413" text:continue-list="list134716788915684" text:style-name="L3">
        <text:list-header>
          <text:p text:style-name="P57"/>
        </text:list-header>
      </text:list>
      <text:p text:style-name="P27"/>
      <text:list xml:id="list134717636466649" text:continue-numbering="true" text:style-name="L3">
        <text:list-item>
          <text:p text:style-name="P49">El selector de tipo o etiqueta selecciona todos los elementos de la página cuya etiqueta HTML coincide con el valor del selector. ¿Verdadero o falso?</text:p>
        </text:list-item>
      </text:list>
      <text:p text:style-name="P69">Verdadero.</text:p>
      <text:p text:style-name="P29"/>
      <text:list xml:id="list134717151569185" text:continue-numbering="true" text:style-name="L3">
        <text:list-item>
          <text:p text:style-name="P49">El selector descendente selecciona los elementos que se encuentran dentro de otros elementos. ¿Verdadero o falso?</text:p>
        </text:list-item>
      </text:list>
      <text:p text:style-name="P69">Verdadero.</text:p>
      <text:p text:style-name="P29"/>
      <text:list xml:id="list134717049705808" text:continue-numbering="true" text:style-name="L3">
        <text:list-item>
          <text:p text:style-name="P49">Con este CSS:</text:p>
          <text:p text:style-name="P57">p span { color: red; }</text:p>
          <text:p text:style-name="P57"/>
          <text:p text:style-name="P57">Si el código HTML de la página es el siguiente:</text:p>
          <text:p text:style-name="P57"/>
          <text:p text:style-name="P57">&lt;p&gt;</text:p>
          <text:p text:style-name="P57"><text:s text:c="2"/>...</text:p>
          <text:p text:style-name="P57"><text:s text:c="2"/>&lt;span&gt;texto1&lt;/span&gt;</text:p>
          <text:p text:style-name="P57"><text:s text:c="2"/>...</text:p>
          <text:p text:style-name="P57"><text:s text:c="2"/>&lt;a href=""&gt;...&lt;span&gt;texto2&lt;/span&gt;&lt;/a&gt;</text:p>
          <text:p text:style-name="P57"><text:s text:c="2"/>...</text:p>
          <text:p text:style-name="P57">&lt;/p&gt;</text:p>
          <text:p text:style-name="P57"/>
          <text:p text:style-name="P49">¿Qué texto estará en rojo?</text:p>
          <text:p text:style-name="P57">a) texto1<text:tab/><text:tab/>b) texto2<text:tab/><text:span text:style-name="T11">c) los dos</text:span><text:tab/>d) ninguno</text:p>
        </text:list-item>
      </text:list>
      <text:p text:style-name="P29"/>
      <text:p text:style-name="P29"/>
      <text:list xml:id="list134718292928531" text:continue-numbering="true" text:style-name="L3">
        <text:list-item>
          <text:p text:style-name="P58"><text:span text:style-name="T9">Una de las soluciones más sencillas para aplicar estilos a un solo elemento de la página consiste en utilizar el atributo class de HTML sobre ese elemento para indicar directamente la regla CSS que se le debe aplica. ¿Verdadero o falso?</text:span></text:p>
        </text:list-item>
      </text:list>
      <text:p text:style-name="P59"><text:soft-page-break/><text:span text:style-name="T13">Verdadero.</text:span></text:p>
      <text:list xml:id="list134716732099956" text:continue-numbering="true" text:style-name="L3">
        <text:list-header>
          <text:p text:style-name="P57"/>
        </text:list-header>
        <text:list-item>
          <text:p text:style-name="P49">Para los selectores de clase, se prefija el valor del atributo class con un asterisco (*). ¿Verdadero o falso?</text:p>
        </text:list-item>
      </text:list>
      <text:p text:style-name="P70">Falso.</text:p>
      <text:p text:style-name="P29"/>
      <text:list xml:id="list134718439158934" text:continue-numbering="true" text:style-name="L3">
        <text:list-item>
          <text:p text:style-name="P50">El selector de ID permite seleccionar un elemento de la página a través del valor de su atributo id. ¿Verdadero o falso?</text:p>
        </text:list-item>
      </text:list>
      <text:p text:style-name="P70">Verdadero.</text:p>
      <text:h text:style-name="P36" text:outline-level="1"><text:bookmark-start text:name="__RefHeading___Toc9646_2749633800"/>UNIDADES DE MEDIDA<text:bookmark-end text:name="__RefHeading___Toc9646_2749633800"/></text:h>
      <text:list xml:id="list1753656761" text:style-name="L5">
        <text:list-item>
          <text:p text:style-name="P48">CSS divide las unidades de medida en dos grupos: absolutas, relativas <text:span text:style-name="T8">y mixtas. ¿Verdadero o falso?</text:span></text:p>
        </text:list-item>
      </text:list>
      <text:p text:style-name="P70">Falso.</text:p>
      <text:list xml:id="list134718501121072" text:continue-numbering="true" text:style-name="L5">
        <text:list-header>
          <text:p text:style-name="P60"/>
        </text:list-header>
        <text:list-item>
          <text:p text:style-name="P48">in,<text:span text:style-name="T8">cm,mm,pt,pc son unidades relativas. ¿Verdadero o falso?</text:span></text:p>
        </text:list-item>
      </text:list>
      <text:p text:style-name="P70">Falso.</text:p>
      <text:list xml:id="list134717772704173" text:continue-numbering="true" text:style-name="L5">
        <text:list-header>
          <text:p text:style-name="P61"/>
        </text:list-header>
        <text:list-item>
          <text:p text:style-name="P51">¿Cuál es falsa de las siguientes afirmaciones?</text:p>
        </text:list-item>
      </text:list>
      <text:list xml:id="list3056180306" text:style-name="L6">
        <text:list-item>
          <text:p text:style-name="P73">Una medida indicada mediante unidades absolutas está completamente definida, ya que su valor no depende de otro valor de referencia.</text:p>
        </text:list-item>
      </text:list>
      <text:p text:style-name="P25"/>
      <text:list xml:id="list134718525955200" text:continue-numbering="true" text:style-name="L6">
        <text:list-item>
          <text:p text:style-name="P66">Su principal ventaja es que son muy flexibles y se adaptan fácilmente a los diferentes medios.</text:p>
        </text:list-item>
      </text:list>
      <text:p text:style-name="P25"/>
      <text:list xml:id="list134716879796184" text:continue-numbering="true" text:style-name="L6">
        <text:list-item>
          <text:p text:style-name="P73">De todas las unidades absolutas, la única que suele utilizarse es el punto (pt).</text:p>
        </text:list-item>
      </text:list>
      <text:p text:style-name="P25"/>
      <text:list xml:id="list134718226382084" text:continue-numbering="true" text:style-name="L6">
        <text:list-item>
          <text:p text:style-name="P73">El punto se trata de la unidad de medida preferida para establecer el tamaño del texto en los documentos que se van a imprimir, es decir, para el medio print de CSS.</text:p>
        </text:list-item>
      </text:list>
      <text:p text:style-name="P25"/>
      <text:p text:style-name="P25"/>
      <text:list xml:id="list134717791109211" text:continue-list="list134717772704173" text:style-name="L5">
        <text:list-item>
          <text:p text:style-name="P51">em, ex y px son unidades relativas. ¿Verdadero o falso?</text:p>
        </text:list-item>
      </text:list>
      <text:p text:style-name="P71">Verdadero.</text:p>
      <text:p text:style-name="P25"/>
      <text:list xml:id="list134717640593732" text:continue-numbering="true" text:style-name="L5">
        <text:list-item>
          <text:p text:style-name="P52">¿Cuál de las siguientes no es una recomendación?</text:p>
        </text:list-item>
      </text:list>
      <text:list xml:id="list3549919184" text:style-name="L7">
        <text:list-item>
          <text:p text:style-name="P72">En general, se recomienda el uso de unidades relativas siempre que sea posible, ya que mejora la accesibilidad de la página y permite que los documentos se adapten fácilmente a cualquier medio y dispositivo.</text:p>
        </text:list-item>
      </text:list>
      <text:p text:style-name="P8"/>
      <text:list xml:id="list134717702515037" text:continue-numbering="true" text:style-name="L7">
        <text:list-item>
          <text:p text:style-name="P72">Se recomienda el uso de la unidad em para indicar el tamaño del texto y para todas las medidas que sean posibles.</text:p>
        </text:list-item>
      </text:list>
      <text:p text:style-name="P26"/>
      <text:list xml:id="list134718106387402" text:continue-numbering="true" text:style-name="L7">
        <text:list-item>
          <text:p text:style-name="P72">Normalmente se utilizan píxel y porcentajes para definir el layout del documento (básicamente, la anchura de las columnas y de los elementos de las páginas) y em y porcentajes para el tamaño de letra de los textos.</text:p>
        </text:list-item>
      </text:list>
      <text:p text:style-name="P26"/>
      <text:list xml:id="list134716851423433" text:continue-numbering="true" text:style-name="L7">
        <text:list-item>
          <text:p text:style-name="P68">Es mejor usar el sistema americano con la unidad in que las unidades del sistema internacional cm y mm.</text:p>
        </text:list-item>
      </text:list>
      <text:p text:style-name="P26"/>
      <text:p text:style-name="P26"/>
      <text:list xml:id="list134718561681732" text:continue-list="list134717640593732" text:style-name="L5">
        <text:list-item>
          <text:p text:style-name="P52">CSS define 17 palabras clave para referirse a los colores básicos. ¿Verdadero o falso?</text:p>
        </text:list-item>
      </text:list>
      <text:p text:style-name="P77">Verdadero.</text:p>
      <text:p text:style-name="P26"/>
      <text:list xml:id="list134718221949050" text:continue-numbering="true" text:style-name="L5">
        <text:list-item>
          <text:p text:style-name="P52">Además de la lista básica, los navegadores modernos soportan muchos otros nombres de colores. ¿Verdadero o falso?</text:p>
        </text:list-item>
      </text:list>
      <text:p text:style-name="P77">Verdadero.</text:p>
      <text:p text:style-name="P26"/>
      <text:list xml:id="list134718364194887" text:continue-numbering="true" text:style-name="L5">
        <text:list-item>
          <text:p text:style-name="P52"><text:soft-page-break/>En el campo del diseño gráfico, se han definido varios modelos para hacer referencia a los colores. Los dos modelos más conocidos son RGB y CMYK. ¿Verdadero o falso?</text:p>
        </text:list-item>
      </text:list>
      <text:p text:style-name="P78">Verdadero.</text:p>
      <text:p text:style-name="P26"/>
      <text:list xml:id="list134717388550534" text:continue-numbering="true" text:style-name="L5">
        <text:list-item>
          <text:p text:style-name="P52">RGB se puede indicar mediante números decimales, hexadecimales o porcentajes. ¿Verdadero o falso?</text:p>
        </text:list-item>
      </text:list>
      <text:p text:style-name="P78">Verdadero.</text:p>
      <text:h text:style-name="P34" text:outline-level="1"><text:bookmark-start text:name="__RefHeading___Toc1864_1913751080"/>EJERCICIOS PRÁCTICOS<text:bookmark-end text:name="__RefHeading___Toc1864_1913751080"/></text:h>
      <text:p text:style-name="P2"/>
      <text:p text:style-name="P2">Ejercicio de selectores</text:p>
      <text:p text:style-name="P11"><text:a xlink:type="simple" xlink:href="https://uniwebsidad.com/libros/css/capitulo-15" text:style-name="Internet_20_link" text:visited-style-name="Visited_20_Internet_20_Link">https://uniwebsidad.com/libros/css/capitulo-15</text:a></text:p>
      <text:p text:style-name="P11"/>
      <text:p text:style-name="P2">Ejercicio de colores</text:p>
      <text:p text:style-name="P13"><text:a xlink:type="simple" xlink:href="https://uniwebsidad.com/libros/css/capitulo-15/ejercicio-2" text:style-name="Internet_20_link" text:visited-style-name="Visited_20_Internet_20_Link"><text:span text:style-name="T1">https://uniwebsidad.com/libros/css/capitulo-15/ejercicio-2</text:span></text:a><text:span text:style-name="T1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6243" officeooo:paragraph-rsid="001e624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José López Villar<text:tab/><text:tab/><text:page-number text:select-page="current">10</text:page-number> / <text:page-count>10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4T06:31:34.929000000</meta:creation-date>
    <dc:date>2022-11-18T13:47:16.361000000</dc:date>
    <meta:editing-duration>PT1H18M57S</meta:editing-duration>
    <meta:editing-cycles>35</meta:editing-cycles>
    <meta:generator>LibreOffice/7.2.7.2$Windows_X86_64 LibreOffice_project/8d71d29d553c0f7dcbfa38fbfda25ee34cce99a2</meta:generator>
    <meta:document-statistic meta:table-count="0" meta:image-count="0" meta:object-count="0" meta:page-count="10" meta:paragraph-count="116" meta:word-count="1232" meta:character-count="7154" meta:non-whitespace-character-count="6062"/>
  </office:meta>
</office:document-meta>
</file>